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Nunito" svg:font-family="Nunito"/>
    <style:font-face style:name="OpenSymbol" svg:font-family="OpenSymbol" style:font-charset="x-symbol"/>
    <style:font-face style:name="OpenSymbol1" svg:font-family="OpenSymbol, 'Arial Unicode MS'" style:font-charset="x-symbol"/>
    <style:font-face style:name="monospace" svg:font-family="monospace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adc5d" officeooo:paragraph-rsid="000adc5d" style:font-size-asian="24pt" style:font-weight-asian="bold" style:font-size-complex="24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2pt" fo:font-weight="bold" officeooo:rsid="000adc5d" officeooo:paragraph-rsid="000cfede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variant="normal" fo:text-transform="none" fo:color="#000000" loext:opacity="100%" style:font-name="monospace" fo:font-size="12pt" fo:letter-spacing="normal" fo:font-style="normal" fo:font-weight="normal" officeooo:rsid="000cb493" officeooo:paragraph-rsid="000cfede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8pt" fo:font-weight="bold" officeooo:rsid="000adc5d" officeooo:paragraph-rsid="000adc5d" style:font-size-asian="18pt" style:font-weight-asian="bold" style:font-size-complex="18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8pt" fo:font-weight="bold" officeooo:rsid="000adc5d" officeooo:paragraph-rsid="000cfede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0adc5d" officeooo:paragraph-rsid="000adc5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0adc5d" officeooo:paragraph-rsid="000cfede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fo:font-weight="bold" officeooo:rsid="000cfede" officeooo:paragraph-rsid="000cfede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0cfede" officeooo:paragraph-rsid="000cfede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adc5d" officeooo:paragraph-rsid="000cfed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paragraph-rsid="000cfed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cfede" officeooo:paragraph-rsid="000cfed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adc5d" officeooo:paragraph-rsid="000cfede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c205e" officeooo:paragraph-rsid="000cfede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c205e" officeooo:paragraph-rsid="000cfed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1a73c2" officeooo:paragraph-rsid="001a73c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0c205e" officeooo:paragraph-rsid="000cfede" style:font-size-asian="12pt" style:font-weight-asian="bold" style:font-size-complex="12pt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0c205e" officeooo:paragraph-rsid="000cfede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0c205e" officeooo:paragraph-rsid="000cfede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monospace" fo:font-size="12pt" fo:letter-spacing="normal" fo:font-style="normal" fo:font-weight="normal" officeooo:rsid="000cb493" officeooo:paragraph-rsid="000cfede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Google Sans" fo:font-size="21pt" fo:letter-spacing="normal" fo:font-style="normal" fo:font-weight="normal" officeooo:rsid="001a73c2" officeooo:paragraph-rsid="001a73c2" style:font-size-asian="10.5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font-variant="normal" fo:text-transform="none" fo:color="#202124" loext:opacity="100%" style:font-name="Google Sans" fo:font-size="21pt" fo:letter-spacing="normal" fo:font-style="normal" fo:font-weight="normal" officeooo:rsid="001a73c2" officeooo:paragraph-rsid="001a73c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Google Sans" fo:font-size="12pt" fo:letter-spacing="normal" fo:font-style="normal" fo:font-weight="normal" officeooo:rsid="001a73c2" officeooo:paragraph-rsid="001a73c2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fo:font-variant="normal" fo:text-transform="none" fo:color="#202124" loext:opacity="100%" style:font-name="Google Sans" fo:font-size="12pt" fo:letter-spacing="normal" fo:font-style="normal" fo:font-weight="normal" officeooo:rsid="001a73c2" officeooo:paragraph-rsid="001a73c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paragraph-rsid="000cfede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0cfed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cb493" officeooo:paragraph-rsid="000cfede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cfede" officeooo:paragraph-rsid="000cfede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0cfede" officeooo:paragraph-rsid="000cfed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adc5d" officeooo:paragraph-rsid="000cfed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0ea978" officeooo:paragraph-rsid="000cfed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ea978" officeooo:paragraph-rsid="000ea97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fb683" officeooo:paragraph-rsid="000ea97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fb683" officeooo:paragraph-rsid="000fb68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24pt" fo:font-weight="normal" officeooo:rsid="000ea978" officeooo:paragraph-rsid="000cfede" style:font-size-asian="24pt" style:font-weight-asian="normal" style:font-size-complex="24pt" style:font-weight-complex="normal"/>
    </style:style>
    <style:style style:name="P36" style:family="paragraph" style:parent-style-name="Text_20_body">
      <style:text-properties style:font-name="Liberation Serif" fo:font-size="12pt" fo:font-weight="normal" officeooo:rsid="000adc5d" officeooo:paragraph-rsid="000cfede" style:font-size-asian="12pt" style:font-weight-asian="normal" style:font-size-complex="12pt" style:font-weight-complex="normal"/>
    </style:style>
    <style:style style:name="P37" style:family="paragraph" style:parent-style-name="Text_20_body">
      <style:text-properties style:font-name="Liberation Serif" fo:font-size="12pt" fo:font-weight="normal" officeooo:rsid="000cfede" officeooo:paragraph-rsid="000cfede" style:font-size-asian="10.5pt" style:font-weight-asian="normal" style:font-size-complex="12pt" style:font-weight-complex="normal"/>
    </style:style>
    <style:style style:name="P38" style:family="paragraph" style:parent-style-name="Text_20_body">
      <style:text-properties style:font-name="Liberation Serif" fo:font-size="12pt" fo:font-weight="bold" officeooo:rsid="000cb493" officeooo:paragraph-rsid="000cfede" style:font-size-asian="10.5pt" style:font-weight-asian="bold" style:font-size-complex="12pt" style:font-weight-complex="bold"/>
    </style:style>
    <style:style style:name="P39" style:family="paragraph" style:parent-style-name="Text_20_body">
      <style:text-properties style:font-name="Liberation Serif" fo:font-weight="bold" officeooo:paragraph-rsid="000cfede" style:font-weight-asian="bold" style:font-weight-complex="bold"/>
    </style:style>
    <style:style style:name="P40" style:family="paragraph" style:parent-style-name="Text_20_body">
      <style:text-properties officeooo:paragraph-rsid="000cfede"/>
    </style:style>
    <style:style style:name="P41" style:family="paragraph">
      <style:text-properties style:font-name="F" fo:font-size="12pt"/>
    </style:style>
    <style:style style:name="P42" style:family="paragraph">
      <loext:graphic-properties draw:fill="solid" draw:fill-color="#b4c7dc"/>
      <style:paragraph-properties style:writing-mode="lr-tb"/>
      <style:text-properties style:font-name="F" fo:font-size="12pt"/>
    </style:style>
    <style:style style:name="P43" style:family="paragraph">
      <style:text-properties fo:color="#000000" loext:opacity="100%" style:font-name="F" fo:font-size="12pt"/>
    </style:style>
    <style:style style:name="P44" style:family="paragraph">
      <loext:graphic-properties draw:fill="solid" draw:fill-color="#b4c7dc"/>
      <style:paragraph-properties style:writing-mode="lr-tb"/>
      <style:text-properties fo:color="#000000" loext:opacity="100%" style:font-name="F" fo:font-size="12pt"/>
    </style:style>
    <style:style style:name="P45" style:family="paragraph">
      <loext:graphic-properties draw:fill="solid" draw:fill-color="#b4c7dc"/>
      <style:paragraph-properties style:writing-mode="lr-tb"/>
    </style:style>
    <style:style style:name="P46" style:family="paragraph">
      <loext:graphic-properties draw:fill="solid" draw:fill-color="#b4c7dc"/>
      <style:paragraph-properties style:writing-mode="lr-tb"/>
      <style:text-properties fo:font-size="12pt"/>
    </style:style>
    <style:style style:name="T1" style:family="text">
      <style:text-properties fo:font-variant="normal" fo:text-transform="none" fo:color="#404040" loext:opacity="100%" style:font-name="monospace" fo:font-size="12pt" fo:letter-spacing="normal" fo:font-style="normal" fo:font-weight="normal" officeooo:rsid="000adc5d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f7f8fb" loext:opacity="100%" style:font-name="monospace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loext:opacity="100%" fo:letter-spacing="normal" fo:font-style="normal"/>
    </style:style>
    <style:style style:name="T4" style:family="text">
      <style:text-properties fo:font-variant="normal" fo:text-transform="none" fo:color="#000000" loext:opacity="100%" fo:letter-spacing="normal" fo:font-style="normal" fo:font-weight="bold" style:font-size-asian="10.5pt" style:font-weight-asian="bold" style:font-weight-complex="bold"/>
    </style:style>
    <style:style style:name="T5" style:family="text">
      <style:text-properties fo:font-variant="normal" fo:text-transform="none" fo:color="#000000" loext:opacity="100%" fo:letter-spacing="normal" fo:font-style="normal" fo:font-weight="bold" officeooo:rsid="000cb493" style:font-size-asian="10.5pt" style:font-weight-asian="bold" style:font-weight-complex="bold"/>
    </style:style>
    <style:style style:name="T6" style:family="text">
      <style:text-properties fo:font-size="12pt" style:font-size-asian="12pt" style:font-style-asian="normal" style:font-style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adc5d" style:font-size-asian="12pt" style:font-weight-asian="normal" style:font-size-complex="12pt" style:font-weight-complex="normal"/>
    </style:style>
    <style:style style:name="T9" style:family="text">
      <style:text-properties fo:font-size="12pt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weight-asian="bold" style:font-weight-complex="bold"/>
    </style:style>
    <style:style style:name="T12" style:family="text">
      <style:text-properties officeooo:rsid="000cb493"/>
    </style:style>
    <style:style style:name="T13" style:family="text">
      <style:text-properties fo:font-weight="bold" style:font-size-asian="10.5pt" style:font-weight-asian="bold" style:font-weight-complex="bold"/>
    </style:style>
    <style:style style:name="T14" style:family="text">
      <style:text-properties fo:font-weight="bold" officeooo:rsid="000cb493" style:font-size-asian="10.5pt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fb683" style:font-weight-asian="bold" style:font-weight-complex="bold"/>
    </style:style>
    <style:style style:name="T17" style:family="text">
      <style:text-properties fo:font-size="18pt" fo:font-weight="bold" officeooo:rsid="000adc5d" style:font-size-asian="18pt" style:font-weight-asian="bold" style:font-size-complex="18pt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0fb683" style:font-style-asian="italic" style:font-weight-asian="bold" style:font-style-complex="italic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0fb683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0fb683" style:font-style-asian="normal" style:font-weight-asian="bold" style:font-style-complex="normal" style:font-weight-complex="bold"/>
    </style:style>
    <style:style style:name="T24" style:family="text">
      <style:text-properties officeooo:rsid="000ea978"/>
    </style:style>
    <style:style style:name="T25" style:family="text">
      <style:text-properties officeooo:rsid="000fb683"/>
    </style:style>
    <style:style style:name="T26" style:family="text">
      <style:text-properties officeooo:rsid="00112ea2"/>
    </style:style>
    <style:style style:name="T27" style:family="text">
      <style:text-properties officeooo:rsid="001a73c2"/>
    </style:style>
    <style:style style:name="T28" style:family="text">
      <style:text-properties style:font-size-asian="10.5pt"/>
    </style:style>
    <style:style style:name="T29" style:family="text">
      <style:text-properties style:font-style-asian="normal" style:font-style-complex="normal"/>
    </style:style>
    <style:style style:name="T30" style:family="text">
      <style:text-properties style:font-name="F" fo:font-size="12pt"/>
    </style:style>
    <style:style style:name="T31" style:family="text">
      <style:text-properties fo:color="#000000" loext:opacity="100%" style:font-name="F" fo:font-size="12pt"/>
    </style:style>
    <style:style style:name="T32" style:family="text">
      <style:text-properties fo:font-size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ffffff" draw:fill="solid" draw:fill-color="#b4c7dc" fo:min-height="0.7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ffff" draw:fill="solid" draw:fill-color="#b4c7dc" fo:min-height="1.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ffff" draw:fill="solid" draw:fill-color="#b4c7dc" fo:min-height="1.9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ffffff" draw:fill="solid" draw:fill-color="#b4c7dc" fo:min-height="2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ffffff" draw:fill="solid" draw:fill-color="#b4c7dc" fo:min-height="7.7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Proxy Installation,<text:span text:style-name="T27">Configuration </text:span>and Fine Tuning Document </text:p>
      <text:p text:style-name="P1"/>
      <text:list xml:id="list3616258117" text:style-name="L1">
        <text:list-item>
          <text:p text:style-name="P4">Haproxy Installation </text:p>
        </text:list-item>
      </text:list>
      <text:p text:style-name="P6"/>
      <text:p text:style-name="P6"/>
      <text:p text:style-name="P7"><text:tab/></text:p>
      <text:p text:style-name="P7"><text:tab/><text:span text:style-name="T7">Haproxy installtion in ubuntu 22.04 </text:span></text:p>
      <text:p text:style-name="P7"><text:span text:style-name="T7"/></text:p>
      <text:p text:style-name="P7"><draw:frame text:anchor-type="paragraph" draw:z-index="7" draw:name="Text Frame 8" draw:style-name="gr3" draw:text-style-name="P45" svg:width="13.045cm" svg:height="5.922cm" svg:x="1.595cm" svg:y="0.127cm"><draw:text-box><text:p text:style-name="P41"><text:s text:c="9"/>$ sudo apt update</text:p><text:p text:style-name="P41"/><text:p text:style-name="P41"><text:tab/>$ sudo add-apt-repository ppa:vbernat/haproxy-2.6 -y</text:p><text:p text:style-name="P41"/><text:p text:style-name="P41"><text:tab/>$ sudo apt install -y haproxy=2.6.\*</text:p><text:p text:style-name="P41"/><text:p text:style-name="P41"><text:tab/>$ haproxy -v</text:p><text:p text:style-name="P41"/><text:p text:style-name="P41"><text:tab/>$ sudo systemctl status haproxy</text:p><text:p text:style-name="P41"/><text:p text:style-name="P41"><text:tab/>$ sudo systemctl enable haproxy</text:p><text:p/></draw:text-box></draw:frame><text:span text:style-name="T7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/text:p>
      <text:p text:style-name="P25"><text:span text:style-name="T1"><text:tab/></text:span><text:span text:style-name="Source_20_Text"><text:span text:style-name="T2">anoetc/default/haproxy</text:span></text:span></text:p>
      <text:p text:style-name="P7"/>
      <text:list xml:id="list115903882951575" text:continue-numbering="true" text:style-name="L1">
        <text:list-item>
          <text:p text:style-name="P5">Configuring HAProxy</text:p>
        </text:list-item>
      </text:list>
      <text:p text:style-name="P7"><text:tab/></text:p>
      <text:p text:style-name="P13"><text:span text:style-name="T11"><text:tab/></text:span><text:span text:style-name="T10">Before configuring HAProxy create a back up copy of configuration</text:span></text:p>
      <text:p text:style-name="P13"/>
      <text:p text:style-name="P13"><draw:frame text:anchor-type="paragraph" draw:z-index="8" draw:name="Text Frame 9" draw:style-name="gr2" draw:text-style-name="P44" svg:width="14.817cm" svg:height="1.211cm" svg:x="1.595cm" svg:y="0.127cm"><draw:text-box><text:p text:style-name="P43"><text:span text:style-name="T31">$ sudo cp /etc/haproxy/haproxy.cfg </text:span><text:span text:style-name="T31">/etc/haproxy/haproxy.cfg.bk</text:span></text:p><text:p/></draw:text-box></draw:frame></text:p>
      <text:p text:style-name="P13"/>
      <text:p text:style-name="P10"/>
      <text:p text:style-name="P30"><text:tab/></text:p>
      <text:p text:style-name="P14"><text:tab/></text:p>
      <text:p text:style-name="P14"><text:tab/>Now define frontend ,<text:span text:style-name="T26">global ,default </text:span>and backend settings</text:p>
      <text:p text:style-name="P14"/>
      <text:p text:style-name="P14"><text:tab/><text:tab/></text:p>
      <text:p text:style-name="P14"/>
      <text:p text:style-name="P14"/>
      <text:list xml:id="list1897097110" text:style-name="L3">
        <text:list-item>
          <text:p text:style-name="P18"><text:span text:style-name="T12">Frontend setting</text:span></text:p>
        </text:list-item>
      </text:list>
      <text:p text:style-name="P17"><text:s/></text:p>
      <text:p text:style-name="P17"><text:tab/><text:tab/><text:span text:style-name="T10"><text:tab/></text:span></text:p>
      <text:p text:style-name="P14"><draw:frame text:anchor-type="paragraph" draw:z-index="0" draw:name="Text Frame 1" draw:style-name="gr3" draw:text-style-name="P45" svg:width="13.045cm" svg:height="1.95cm" svg:x="1.595cm" svg:y="0.127cm"><draw:text-box><text:p>frontend test_frontend</text:p><text:p><text:s text:c="8"/>bind 0.0.0.0:80</text:p><text:p><text:s text:c="8"/>default_backend test_backend</text:p><text:p/></draw:text-box></draw:frame></text:p>
      <text:p text:style-name="P36"><text:tab/></text:p>
      <text:p text:style-name="P39"><text:span text:style-name="T8"><text:tab/></text:span></text:p>
      <text:p text:style-name="P19"><text:soft-page-break/></text:p>
      <text:p text:style-name="P19"/>
      <text:p text:style-name="P19"/>
      <text:list xml:id="list115904800829381" text:continue-numbering="true" text:style-name="L3">
        <text:list-item>
          <text:p text:style-name="P15"><text:span text:style-name="T14">Backend Setting</text:span></text:p>
        </text:list-item>
      </text:list>
      <text:p text:style-name="P16"><text:span text:style-name="T14"/></text:p>
      <text:p text:style-name="P16"><text:span text:style-name="T14"><text:tab/></text:span><text:span text:style-name="T28">Define backend servers in backend section with a name </text:span></text:p>
      <text:p text:style-name="P16"/>
      <text:p text:style-name="P14"><text:span text:style-name="T14"/></text:p>
      <text:p text:style-name="P14"><text:span text:style-name="T14"/></text:p>
      <text:p text:style-name="P14"><draw:frame text:anchor-type="paragraph" draw:z-index="1" draw:name="Text Frame 2" draw:style-name="gr5" draw:text-style-name="P46" svg:width="13.045cm" svg:height="8.766cm" svg:x="1.118cm" svg:y="0.159cm"><draw:text-box><text:p><text:span text:style-name="T32">backend test_backend</text:span></text:p><text:p><text:span text:style-name="T32"><text:s text:c="8"/></text:span><text:span text:style-name="T32">mode http</text:span></text:p><text:p><text:span text:style-name="T32"><text:s text:c="8"/></text:span><text:span text:style-name="T32">balance roundrobin</text:span></text:p><text:p><text:span text:style-name="T32"><text:s text:c="8"/></text:span><text:span text:style-name="T32">maxconn 2000000</text:span></text:p><text:p><text:span text:style-name="T32"><text:s text:c="8"/></text:span><text:span text:style-name="T32">server server1 192.168.2.4:8001 check</text:span></text:p><text:p><text:span text:style-name="T32"><text:s text:c="8"/></text:span><text:span text:style-name="T32">server server2 192.168.2.4:8002 check</text:span></text:p><text:p><text:span text:style-name="T32"><text:s text:c="8"/></text:span><text:span text:style-name="T32">server server3 192.168.2.4:8003 check</text:span></text:p><text:p><text:span text:style-name="T32"><text:s text:c="8"/></text:span><text:span text:style-name="T32">server server4 192.168.2.4:8004 check</text:span></text:p><text:p><text:span text:style-name="T32"><text:s text:c="8"/></text:span><text:span text:style-name="T32">server server5 192.168.2.4:8005 check</text:span></text:p><text:p><text:span text:style-name="T32"><text:s text:c="8"/></text:span><text:span text:style-name="T32">server server6 192.168.2.4:8006 check</text:span></text:p><text:p><text:span text:style-name="T32"><text:s text:c="8"/></text:span><text:span text:style-name="T32">server server7 192.168.2.4:8007 check</text:span></text:p><text:p><text:span text:style-name="T32"><text:s text:c="8"/></text:span><text:span text:style-name="T32">server server8 192.168.2.4:8008 check</text:span></text:p><text:p><text:span text:style-name="T32"><text:s text:c="8"/></text:span><text:span text:style-name="T32">server server9 192.168.2.4:8009 check</text:span></text:p><text:p><text:span text:style-name="T32"><text:s text:c="8"/></text:span><text:span text:style-name="T32">server server10 192.168.2.4:8010 check</text:span></text:p><text:p><text:span text:style-name="T32"><text:s text:c="4"/></text:span></text:p><text:p><text:span text:style-name="T32"/></text:p><text:p><text:span text:style-name="T32"/></text:p><text:p><text:span text:style-name="T32"/></text:p></draw:text-box></draw:frame><text:span text:style-name="T14"><text:tab/><text:tab/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"><text:tab/><text:tab/></text:p>
      <text:p text:style-name="P11"/>
      <text:p text:style-name="P2"><text:span text:style-name="Source_20_Text"><text:span text:style-name="T2">apt-get install haproxy</text:span></text:span></text:p>
      <text:p text:style-name="P40"><text:line-break/></text:p>
      <text:p text:style-name="P40"/>
      <text:p text:style-name="P40"/>
      <text:p text:style-name="P40"/>
      <text:p text:style-name="P14"><text:span text:style-name="T14"/></text:p>
      <text:list xml:id="list115904229925873" text:continue-numbering="true" text:style-name="L3">
        <text:list-item>
          <text:p text:style-name="P29"><text:span text:style-name="T5">G</text:span><text:span text:style-name="T4">lobal Setting</text:span></text:p>
        </text:list-item>
      </text:list>
      <text:p text:style-name="P28"><text:span text:style-name="T4"/></text:p>
      <text:p text:style-name="P28"><text:span text:style-name="T4"><text:tab/><text:tab/></text:span></text:p>
      <text:p text:style-name="P28"><draw:frame text:anchor-type="paragraph" draw:z-index="2" draw:name="Text Frame 3" draw:style-name="gr5" draw:text-style-name="P46" svg:width="13.045cm" svg:height="7.795cm" svg:x="1.118cm" svg:y="0.159cm"><draw:text-box><text:p><text:span text:style-name="T32">global</text:span></text:p><text:p><text:span text:style-name="T32"><text:s text:c="8"/></text:span><text:span text:style-name="T32">log /dev/log <text:s text:c="3"/>local0</text:span></text:p><text:p><text:span text:style-name="T32"><text:s text:c="8"/></text:span><text:span text:style-name="T32">log /dev/log <text:s text:c="3"/>local1 notice</text:span></text:p><text:p><text:span text:style-name="T32"><text:s text:c="8"/></text:span><text:span text:style-name="T32">chroot /var/lib/haproxy</text:span></text:p><text:p><text:span text:style-name="T32"><text:s text:c="8"/></text:span><text:span text:style-name="T32">stats socket /run/haproxy/admin.sock mode 660 level admin</text:span></text:p><text:p><text:span text:style-name="T32"><text:s text:c="8"/></text:span><text:span text:style-name="T32">stats timeout 30s</text:span></text:p><text:p><text:span text:style-name="T32"><text:s text:c="8"/></text:span><text:span text:style-name="T32">user haproxy</text:span></text:p><text:p><text:span text:style-name="T32"><text:s text:c="8"/></text:span><text:span text:style-name="T32">group haproxy</text:span></text:p><text:p><text:span text:style-name="T32"><text:s text:c="8"/></text:span><text:span text:style-name="T32">daemon</text:span></text:p><text:p><text:span text:style-name="T32"/></text:p></draw:text-box></draw:frame><text:span text:style-name="T4"><text:tab/><text:tab/></text:span></text:p>
      <text:p text:style-name="P28"><text:span text:style-name="T4"/></text:p>
      <text:p text:style-name="P28"><text:span text:style-name="T4"/></text:p>
      <text:list xml:id="list115903830792180" text:continue-numbering="true" text:style-name="L3">
        <text:list-item>
          <text:p text:style-name="P29"><text:span text:style-name="T4"/></text:p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7"><text:span text:style-name="T4"/></text:p>
      <text:p text:style-name="P27"><text:span text:style-name="T4"/></text:p>
      <text:p text:style-name="P27"><text:soft-page-break/><text:span text:style-name="T4"/></text:p>
      <text:p text:style-name="P27"><text:span text:style-name="T4"/></text:p>
      <text:p text:style-name="P27"><text:span text:style-name="T4"/></text:p>
      <text:list xml:id="list115903867748953" text:continue-numbering="true" text:style-name="L3">
        <text:list-item>
          <text:p text:style-name="P29"><text:span text:style-name="T4">Default Setting</text:span></text:p>
        </text:list-item>
      </text:list>
      <text:p text:style-name="P28"><text:span text:style-name="T4"/></text:p>
      <text:p text:style-name="P27"/>
      <text:p text:style-name="P38"><draw:frame text:anchor-type="paragraph" draw:z-index="3" draw:name="Text Frame 4" draw:style-name="gr5" draw:text-style-name="P46" svg:width="13.045cm" svg:height="8.279cm" svg:x="1.118cm" svg:y="0.159cm"><draw:text-box><text:p><text:span text:style-name="T32">defaults</text:span></text:p><text:p><text:span text:style-name="T32"><text:s text:c="8"/></text:span><text:span text:style-name="T32">log <text:s text:c="4"/>global</text:span></text:p><text:p><text:span text:style-name="T32"><text:s text:c="8"/></text:span><text:span text:style-name="T32">mode <text:s text:c="3"/>http</text:span></text:p><text:p><text:span text:style-name="T32"><text:s text:c="8"/></text:span><text:span text:style-name="T32">option <text:s/>httplog</text:span></text:p><text:p><text:span text:style-name="T32"><text:s text:c="8"/></text:span><text:span text:style-name="T32">option <text:s/>dontlognull</text:span></text:p><text:p><text:span text:style-name="T32"><text:s text:c="8"/></text:span><text:span text:style-name="T32">timeout connect 300000</text:span></text:p><text:p><text:span text:style-name="T32"><text:s text:c="8"/></text:span><text:span text:style-name="T32">timeout client <text:s/>5000000</text:span></text:p><text:p><text:span text:style-name="T32"><text:s text:c="8"/></text:span><text:span text:style-name="T32">timeout server <text:s/>5000000</text:span></text:p><text:p><text:span text:style-name="T32"><text:s text:c="8"/></text:span><text:span text:style-name="T32">errorfile 400 /etc/haproxy/errors/400.http</text:span></text:p><text:p><text:span text:style-name="T32"><text:s text:c="8"/></text:span><text:span text:style-name="T32">errorfile 403 /etc/haproxy/errors/403.http</text:span></text:p><text:p><text:span text:style-name="T32"><text:s text:c="8"/></text:span><text:span text:style-name="T32">errorfile 408 /etc/haproxy/errors/408.http</text:span></text:p><text:p><text:span text:style-name="T32"><text:s text:c="8"/></text:span><text:span text:style-name="T32">errorfile 500 /etc/haproxy/errors/500.http</text:span></text:p><text:p><text:span text:style-name="T32"><text:s text:c="8"/></text:span><text:span text:style-name="T32">errorfile 502 /etc/haproxy/errors/502.http</text:span></text:p><text:p><text:span text:style-name="T32"><text:s text:c="8"/></text:span><text:span text:style-name="T32">errorfile 503 /etc/haproxy/errors/503.http</text:span></text:p><text:p><text:span text:style-name="T32"><text:s text:c="8"/></text:span><text:span text:style-name="T32">errorfile 504 /etc/haproxy/errors/504.http</text:span></text:p><text:p><text:span text:style-name="T32"/></text:p><text:p><text:span text:style-name="T32"/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7">Restart haproxy server to changes takes effect</text:p>
      <text:p text:style-name="P3">$ sudo systemctl restart haproxy</text:p>
      <text:p text:style-name="P3"/>
      <text:p text:style-name="P3"/>
      <text:p text:style-name="P20"/>
      <text:list xml:id="list115904825767288" text:continue-list="list115903882951575" text:style-name="L1">
        <text:list-item>
          <text:p text:style-name="P8">Fine Tuning</text:p>
        </text:list-item>
      </text:list>
      <text:p text:style-name="P9"/>
      <text:p text:style-name="P9"/>
      <text:p text:style-name="P12">For haproxy to take maximum connection <text:s/>we need to <text:span text:style-name="T24">increase</text:span> file descripters in ubuntu system, for that edit <text:span text:style-name="T15">/</text:span><text:span text:style-name="T18">etc/</text:span><text:span text:style-name="T22">sysctl.conf </text:span><text:span text:style-name="T20">and add </text:span></text:p>
      <text:p text:style-name="P12"><draw:frame text:anchor-type="paragraph" draw:z-index="4" draw:name="Text Frame 5" draw:style-name="gr4" draw:text-style-name="P46" svg:width="13.045cm" svg:height="2.054cm" svg:x="1.118cm" svg:y="0.39cm"><draw:text-box><text:p><text:span text:style-name="T32">fs.file-max = 10000000</text:span></text:p><text:p><text:span text:style-name="T32">fs.nr_open = 10000000</text:span></text:p><text:p><text:span text:style-name="T32"/></text:p></draw:text-box></draw:frame><text:span text:style-name="T20"/></text:p>
      <text:p text:style-name="P12"><text:span text:style-name="T20"/></text:p>
      <text:p text:style-name="P12"><text:span text:style-name="T20"/></text:p>
      <text:p text:style-name="P35"/>
      <text:p text:style-name="P31"/>
      <text:p text:style-name="P31"/>
      <text:p text:style-name="P32">Edit <text:s/><text:span text:style-name="T18">/etc/security/limits.conf </text:span><text:span text:style-name="T20">file to increase number of fle descripters</text:span></text:p>
      <text:p text:style-name="P32"><draw:frame text:anchor-type="paragraph" draw:z-index="5" draw:name="Text Frame 6" draw:style-name="gr4" draw:text-style-name="P46" svg:width="13.045cm" svg:height="2.054cm" svg:x="1.118cm" svg:y="0.39cm"><draw:text-box><text:p><text:span text:style-name="T32">* soft nofile 10000000</text:span></text:p><text:p><text:span text:style-name="T32">* hard nofile 10000000</text:span></text:p><text:p><text:span text:style-name="T32">root soft nofile 10000000</text:span></text:p><text:p><text:span text:style-name="T32">root hard nofile 10000000</text:span></text:p></draw:text-box></draw:frame><text:span text:style-name="T20"><text:line-break/><text:line-break/><text:line-break/><text:line-break/><text:line-break/></text:span><text:soft-page-break/><text:span text:style-name="T20"><text:line-break/></text:span></text:p>
      <text:p text:style-name="P32"><text:span text:style-name="T20">Configure tcp kernal paremeters to accept maximun tcp connection. </text:span><text:span text:style-name="T21">Edit</text:span><text:span text:style-name="T23"> /</text:span><text:span text:style-name="T19">etc/</text:span><text:span text:style-name="T23">sysctl.conf </text:span><text:span text:style-name="T21">and add following configuration</text:span></text:p>
      <text:p text:style-name="P32"><text:span text:style-name="T20"/></text:p>
      <text:p text:style-name="P32"><draw:frame text:anchor-type="paragraph" draw:z-index="6" draw:name="Text Frame 7" draw:style-name="gr4" draw:text-style-name="P46" svg:width="13.045cm" svg:height="18.502cm" svg:x="1.118cm" svg:y="0.39cm"><draw:text-box><text:p><text:span text:style-name="T32">#Increase tcp write memory and read memory </text:span></text:p><text:p><text:span text:style-name="T32"/></text:p><text:p><text:span text:style-name="T32">net.ipv4.tcp_rmem = 4096 4096 16777216</text:span></text:p><text:p><text:span text:style-name="T32">net.ipv4.tcp_wmem = 4096 4096 16777216</text:span></text:p><text:p><text:span text:style-name="T32"/></text:p><text:p><text:span text:style-name="T32"># Increase the max OS recv/send buffer size</text:span></text:p><text:p><text:span text:style-name="T32">net.core.rmem_max = 16777216</text:span></text:p><text:p><text:span text:style-name="T32">net.core.wmem_max = 16777216</text:span></text:p><text:p><text:span text:style-name="T32"/></text:p><text:p><text:span text:style-name="T32"># Increase the connection track table size</text:span></text:p><text:p><text:span text:style-name="T32">net.ipv4.netfilter.ip_conntrack_max = 999999</text:span></text:p><text:p><text:span text:style-name="T32"/></text:p><text:p><text:span text:style-name="T32"># Widen the local port range to allow more ports</text:span></text:p><text:p><text:span text:style-name="T32">net.ipv4.ip_local_port_range = 1024 65023</text:span></text:p><text:p><text:span text:style-name="T32"/></text:p><text:p><text:span text:style-name="T32"># Lower the TCPFIN timeout</text:span></text:p><text:p><text:span text:style-name="T32">net.ipv4.tcp_fin_timeout = 30</text:span></text:p><text:p><text:span text:style-name="T32"/></text:p><text:p><text:span text:style-name="T32"># Increase the max backlog, syn tweaks</text:span></text:p><text:p><text:span text:style-name="T32">net.core.netdev_max_backlog = 10000</text:span></text:p><text:p><text:span text:style-name="T32">net.ipv4.tcp_max_syn_backlog = 2048</text:span></text:p><text:p><text:span text:style-name="T32">net.ipv4.tcp_synack_retries = 3</text:span></text:p><text:p><text:span text:style-name="T32"/></text:p><text:p><text:span text:style-name="T32"># Enable syn cookies vs syn floods, RP filter</text:span></text:p><text:p><text:span text:style-name="T32">net.ipv4.tcp_syncookies = 1</text:span></text:p><text:p><text:span text:style-name="T32">net.ipv4.conf.all.rp_filter = 1</text:span></text:p><text:p><text:span text:style-name="T32"/></text:p><text:p><text:span text:style-name="T32"># Increase to handle spikes of traffic</text:span></text:p><text:p><text:span text:style-name="T32">net.core.somaxconn = 100000</text:span></text:p><text:p><text:span text:style-name="T32"/></text:p><text:p><text:span text:style-name="T32"># Increase the TIME WAIT buckets pool size for DoS/performance</text:span></text:p><text:p><text:span text:style-name="T32">net.ipv4.tcp_max_tw_buckets = 1440000</text:span></text:p><text:p><text:span text:style-name="T32">net.ipv4.tcp_tw_reuse = 1</text:span></text:p><text:p><text:span text:style-name="T32"/></text:p><text:p><text:span text:style-name="T32"># Adjust TCP orphan limit</text:span></text:p><text:p><text:span text:style-name="T32">net.ipv4.tcp_max_orphans = 262144</text:span></text:p><text:p><text:span text:style-name="T32"/></text:p><text:p><text:span text:style-name="T32"/></text:p></draw:text-box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25">Execute command to changes added in </text:span><text:span text:style-name="T16">/etc/sysctl.conf</text:span><text:span text:style-name="T25"> to take effect </text:span></text:p>
      <text:p text:style-name="P32"/>
      <text:p text:style-name="P32"><draw:frame text:anchor-type="paragraph" draw:z-index="9" draw:name="Text Frame 10" draw:style-name="gr1" draw:text-style-name="P42" svg:width="13.045cm" svg:height="0.77cm" svg:x="1.118cm" svg:y="0.39cm"><draw:text-box><text:p text:style-name="P41"><text:span text:style-name="T30">$ sudo sysctl -p </text:span></text:p></draw:text-box></draw:frame></text:p>
      <text:p text:style-name="P32"/>
      <text:p text:style-name="P33"/>
      <text:p text:style-name="P34"/>
      <text:p text:style-name="P34"><text:soft-page-break/>Restart system for increasing file descriptors mentioned in <text:span text:style-name="T15">/</text:span><text:span text:style-name="T18">etc</text:span><text:span text:style-name="T22">/security/limit.conf </text:span><text:span text:style-name="T20">file</text:span></text:p>
      <text:p text:style-name="P34"><text:span text:style-name="T20"/></text:p>
      <text:p text:style-name="P34"><text:span text:style-name="T20"/></text:p>
      <text:p text:style-name="P34"><text:span text:style-name="T20"/></text:p>
      <text:p text:style-name="P21"><text:span text:style-name="T29">Reference</text:span></text:p>
      <text:p text:style-name="P23"><text:span text:style-name="T29"/></text:p>
      <text:list xml:id="list1001589973" text:style-name="L4">
        <text:list-item>
          <text:p text:style-name="P22"><text:a xlink:type="simple" xlink:href="https://www.linuxtechi.com/install-configure-haproxy-on-ubuntu/" text:style-name="Internet_20_link" text:visited-style-name="Visited_20_Internet_20_Link"><text:span text:style-name="T6">https://www.linuxtechi.com/install-configure-haproxy-on-ubuntu/</text:span></text:a></text:p>
        </text:list-item>
        <text:list-item>
          <text:p text:style-name="P22"><text:a xlink:type="simple" xlink:href="https://medium.com/free-code-camp/load-testing-haproxy-part-1-f7d64500b75d" text:style-name="Internet_20_link" text:visited-style-name="Visited_20_Internet_20_Link"><text:span text:style-name="T6">https://medium.com/free-code-camp/load-testing-haproxy-part-1-f7d64500b75d</text:span></text:a></text:p>
        </text:list-item>
        <text:list-item>
          <text:p text:style-name="P24"><text:a xlink:type="simple" xlink:href="https://medium.com/free-code-camp/load-testing-haproxy-part-2-4c8677780df6" text:style-name="Internet_20_link" text:visited-style-name="Visited_20_Internet_20_Link"><text:span text:style-name="T29">https://medium.com/free-code-camp/load-testing-haproxy-part-2-4c8677780df6</text:span></text:a></text:p>
        </text:list-item>
        <text:list-item>
          <text:p text:style-name="P24"><text:a xlink:type="simple" xlink:href="https://www.freecodecamp.org/news/how-we-fine-tuned-haproxy-to-achieve-2-000-000-concurrent-ssl-connections-d017e61a4d27/" text:style-name="Internet_20_link" text:visited-style-name="Visited_20_Internet_20_Link"><text:span text:style-name="T29">https://www.freecodecamp.org/news/how-we-fine-tuned-haproxy-to-achieve-2-000-000-concurrent-ssl-connections-d017e61a4d27/</text:span></text:a></text:p>
        </text:list-item>
        <text:list-item>
          <text:p text:style-name="P24"><text:a xlink:type="simple" xlink:href="https://www.haproxy.com/blog/haproxy-forwards-over-2-million-http-requests-per-second-on-a-single-aws-arm-instance" text:style-name="Internet_20_link" text:visited-style-name="Visited_20_Internet_20_Link"><text:span text:style-name="T29">https://www.haproxy.com/blog/haproxy-forwards-over-2-million-http-requests-per-second-on-a-single-aws-arm-instance</text:span></text:a></text:p>
        </text:list-item>
        <text:list-item>
          <text:p text:style-name="P24"><text:a xlink:type="simple" xlink:href="https://www.haproxy.com/blog/protect-servers-with-haproxy-connection-limits-and-queue" text:style-name="Internet_20_link" text:visited-style-name="Visited_20_Internet_20_Link"><text:span text:style-name="T29">https://www.haproxy.com/blog/protect-servers-with-haproxy-connection-limits-and-queues</text:span></text:a></text:p>
        </text:list-item>
      </text:list>
      <text:p text:style-name="P23"><text:span text:style-name="T29"/></text:p>
      <text:p text:style-name="P23"><text:span text:style-name="T2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Nunito" svg:font-family="Nunito"/>
    <style:font-face style:name="OpenSymbol" svg:font-family="OpenSymbol" style:font-charset="x-symbol"/>
    <style:font-face style:name="OpenSymbol1" svg:font-family="OpenSymbol, 'Arial Unicode MS'" style:font-charset="x-symbol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1" style:font-family-asian="'Noto Serif CJK SC'" style:font-family-generic-asian="system" style:font-pitch-asian="variable" style:font-size-asian="18pt" style:font-weight-asian="bold" style:font-name-complex="Lohit Devanagari2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0:40:54.883407351</meta:creation-date>
    <meta:generator>LibreOffice/7.3.7.2$Linux_X86_64 LibreOffice_project/30$Build-2</meta:generator>
    <dc:date>2023-11-20T11:59:03.183695823</dc:date>
    <meta:editing-duration>PT24M16S</meta:editing-duration>
    <meta:editing-cycles>7</meta:editing-cycles>
    <meta:document-statistic meta:table-count="0" meta:image-count="0" meta:object-count="0" meta:page-count="5" meta:paragraph-count="45" meta:word-count="154" meta:character-count="1633" meta:non-whitespace-character-count="1439"/>
  </office:meta>
</office:document-meta>
</file>